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271in" table:align="margins" style:shadow="none" style:writing-mode="lr-tb"/>
    </style:style>
    <style:style style:name="Table2.A" style:family="table-column">
      <style:table-column-properties style:column-width="1.7299in" style:rel-column-width="2491*"/>
    </style:style>
    <style:style style:name="Table2.B" style:family="table-column">
      <style:table-column-properties style:column-width="1.7319in" style:rel-column-width="2494*"/>
    </style:style>
    <style:style style:name="Table2.D" style:family="table-column">
      <style:table-column-properties style:column-width="1.7333in" style:rel-column-width="2496*"/>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C1" style:family="table-cell">
      <style:table-cell-properties style:vertical-align="top" fo:padding="0.0382in" fo:border="0.1pt solid #000000" style:writing-mode="lr-tb"/>
    </style:style>
    <style:style style:name="Table2.D1" style:family="table-cell">
      <style:table-cell-properties style:vertical-align="top" fo:padding="0.0382in" fo:border="0.05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2.D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Reference_20_text">
      <style:paragraph-properties fo:margin-top="0in" fo:margin-bottom="0.0555in" style:contextual-spacing="false"/>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5" style:family="paragraph" style:parent-style-name="Heading_3a__20_Subsection">
      <style:text-properties fo:font-weight="bold" style:font-weight-asian="bold" style:font-weight-complex="bold"/>
    </style:style>
    <style:style style:name="P6" style:family="paragraph" style:parent-style-name="Heading_3a__20_Subsection">
      <style:paragraph-properties fo:margin-left="0in" fo:margin-right="0in" fo:text-indent="0in" style:auto-text-indent="false"/>
    </style:style>
    <style:style style:name="P7"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8" style:family="paragraph" style:parent-style-name="Text">
      <style:text-properties fo:font-weight="normal" style:font-weight-asian="normal" style:font-weight-complex="normal"/>
    </style:style>
    <style:style style:name="P9"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10"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
      <style:text-properties officeooo:rsid="002a6d95" officeooo:paragraph-rsid="002a6d95"/>
    </style:style>
    <style:style style:name="P12"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Heading_3a__20_Section">
      <style:text-properties fo:font-size="11pt" style:font-size-asian="11pt" style:font-size-complex="11pt"/>
    </style:style>
    <style:style style:name="P14" style:family="paragraph" style:parent-style-name="Abstract_20_Title" style:master-page-name="First_20_Page">
      <style:paragraph-properties style:page-number="auto"/>
    </style:style>
    <style:style style:name="P15"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16" style:family="paragraph" style:parent-style-name="Footnote">
      <style:text-properties officeooo:rsid="00372048" officeooo:paragraph-rsid="00372048"/>
    </style:style>
    <style:style style:name="P17" style:family="paragraph" style:parent-style-name="Footnote">
      <style:text-properties officeooo:rsid="00388bea" officeooo:paragraph-rsid="00388bea"/>
    </style:style>
    <style:style style:name="P18" style:family="paragraph" style:parent-style-name="Abstract_20_Text">
      <style:paragraph-properties>
        <style:tab-stops>
          <style:tab-stop style:position="0.3646in"/>
        </style:tab-stops>
      </style:paragraph-properties>
      <style:text-properties style:language-asian="ja" style:country-asian="JP"/>
    </style:style>
    <style:style style:name="P19" style:family="paragraph" style:parent-style-name="Text">
      <style:text-properties officeooo:rsid="0013bf46"/>
    </style:style>
    <style:style style:name="P20" style:family="paragraph" style:parent-style-name="Text">
      <style:text-properties officeooo:paragraph-rsid="0033ca83"/>
    </style:style>
    <style:style style:name="P21"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2"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font-size="9pt" style:font-size-asian="9pt" style:font-size-complex="9pt"/>
    </style:style>
    <style:style style:name="P24" style:family="paragraph" style:parent-style-name="Table_20_Contents">
      <style:paragraph-properties fo:text-align="justify" style:justify-single-word="false"/>
      <style:text-properties fo:font-size="9pt" style:font-size-asian="9pt" style:font-size-complex="9pt"/>
    </style:style>
    <style:style style:name="P25" style:family="paragraph" style:parent-style-name="Affiliation_20_and_20_Address">
      <style:text-properties officeooo:rsid="00127fb0" officeooo:paragraph-rsid="003198ba"/>
    </style:style>
    <style:style style:name="T1" style:family="text">
      <style:text-properties officeooo:rsid="00127fb0"/>
    </style:style>
    <style:style style:name="T2" style:family="text">
      <style:text-properties officeooo:rsid="0013bf46"/>
    </style:style>
    <style:style style:name="T3" style:family="text">
      <style:text-properties fo:font-weight="normal" style:font-weight-asian="normal" style:font-weight-complex="normal"/>
    </style:style>
    <style:style style:name="T4" style:family="text">
      <style:text-properties style:font-name="Courier New" fo:font-size="6.5pt" style:font-size-asian="6.5pt" style:font-name-complex="Courier New" style:font-size-complex="6.5pt"/>
    </style:style>
    <style:style style:name="T5" style:family="text">
      <style:text-properties style:font-name="Courier New" fo:font-size="6.5pt" style:font-name-asian="Courier New" style:font-size-asian="6.5pt" style:font-name-complex="Courier New" style:font-size-complex="6.5pt"/>
    </style:style>
    <style:style style:name="T6" style:family="text">
      <style:text-properties style:font-name="Courier New" fo:font-size="6.5pt" fo:font-weight="bold" style:font-size-asian="6.5pt" style:font-weight-asian="bold" style:font-name-complex="Courier New" style:font-size-complex="6.5pt"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0f3c5" style:font-weight-asian="normal" style:font-weight-complex="normal"/>
    </style:style>
    <style:style style:name="T9" style:family="text">
      <style:text-properties officeooo:rsid="0014587b"/>
    </style:style>
    <style:style style:name="T10" style:family="text">
      <style:text-properties officeooo:rsid="0016745f"/>
    </style:style>
    <style:style style:name="T11" style:family="text">
      <style:text-properties officeooo:rsid="001ddc39"/>
    </style:style>
    <style:style style:name="T12" style:family="text">
      <style:text-properties officeooo:rsid="00201e59"/>
    </style:style>
    <style:style style:name="T13" style:family="text">
      <style:text-properties officeooo:rsid="00249bc2"/>
    </style:style>
    <style:style style:name="T14" style:family="text">
      <style:text-properties officeooo:rsid="002ba14f"/>
    </style:style>
    <style:style style:name="T15" style:family="text">
      <style:text-properties officeooo:rsid="002e4b2f"/>
    </style:style>
    <style:style style:name="T16" style:family="text">
      <style:text-properties officeooo:rsid="002ff290"/>
    </style:style>
    <style:style style:name="T17" style:family="text">
      <style:text-properties officeooo:rsid="003198ba"/>
    </style:style>
    <style:style style:name="T18" style:family="text">
      <style:text-properties officeooo:rsid="0031fad0"/>
    </style:style>
    <style:style style:name="T19" style:family="text">
      <style:text-properties officeooo:rsid="0033ca83"/>
    </style:style>
    <style:style style:name="T20" style:family="text">
      <style:text-properties officeooo:rsid="00351971"/>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in" fo:border="none" style:shadow="none" draw:shadow-opacity="1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bstract</text:p>
      <text:p text:style-name="P18">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language <text:span text:style-name="T18">of </text:span>a text. We have endeavored to use machine learning techniques to classify text into one of a wide number of languages.</text:p>
      <text:p text:style-name="Heading_3a__20_Section">1<text:tab/>Introduction</text:p>
      <text:p text:style-name="P13">1.1<text:tab/>The Language Detection Problem</text:p>
      <text:p text:style-name="Heading_3a__20_Subsection">1.2<text:tab/>Data Gathering</text:p>
      <text:p text:style-name="Heading_3a__20_Subsection">1.3<text:tab/>Feature Extraction</text:p>
      <text:p text:style-name="Heading_3a__20_Subsection">1.4<text:tab/>Learning and Results</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text:span text:style-name="T18">types of </text:span>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2">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distinct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2.2<text:tab/>Data Format &amp; Feature Extraction</text:p>
      <text:p text:style-name="P19">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p>
      <text:p text:style-name="Text"><text:tab/><text:span text:style-name="T9">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added the capability to auto-detect all of the different alphabets that a text sample was written in using a Python alphabet detection library</text:span><text:span text:style-name="T9"><text:note text:id="ftn0" text:note-class="footnote"><text:note-citation>1</text:note-citation><text:note-body><text:p text:style-name="P16">https://pypi.python.org/pypi/alphabet-detector</text:p></text:note-body></text:note></text:span><text:span text:style-name="T9">. Using this capability, we first detected </text:span><text:soft-page-break/><text:span text:style-name="T9">all of the alphabets that a given sample used, then used that information to calculate the percentage of the sample that was written in each alphabet.</text:span></text:p>
      <text:p text:style-name="Text"><text:tab/><text:span text:style-name="T10">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converts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1">The final set of features to be extracted was the information about the diacritical markings in the text. This was accomplished by using the Python unicodedata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 Originally, some diacritical markings for the Arabic alphabet were also included in the feature set to help distinguish between Arabic and Kurdish. However, some experimentation proved that the text preprocessor that was converting all of our diacritical markings to combining diacritics was not correctly detecting Arabic diacritical markings, and therefore these features were being set to 0. These features were eliminated from the dataset as a result.</text:span></text:p>
      <text:p text:style-name="Text"><text:tab/><text:span text:style-name="T12">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ttribute-Relation File Format (ARFF). Any time that an instance didn't contain data for a specific feature, its value for that feature was set to zero, since the only features whose values were unknown were percentages of alphabets that the instance had not contained, which, by definition, should be zero.</text:span></text:p>
      <text:p text:style-name="Text"><text:tab/><text:span text:style-name="T13">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text:note text:id="ftn1" text:note-class="footnote"><text:note-citation>2</text:note-citation><text:note-body><text:p text:style-name="P17">http://www.cs.waikato.ac.nz/ml/weka/</text:p></text:note-body></text:note>. From those classifiers, we found that IBK (k-Nearest Neighbors) with 21 neighbors and inverse distance weighting and a random forest with 100 trees both performed comparably at 44.01% accuracy. Running both models together using Weka voting classifier wrapper increased that accuracy to 45.03%. We were fairly pleased with these results, since random classification would result <text:soft-page-break/>in 3.70% accuracy. However, we were still missing more languages than we were getting correct, and we thought we could do better. Any attempts to prune attributes or change dimensions decreased our accuracy, which was to be expected, since we were using a bare minimum of features.</text:p>
      <text:p text:style-name="Text"><text:tab/>We then added the diacritic-based features. Wit<text:span text:style-name="T18">h</text:span> the added attributes, the various models tried previously all saw increases in accuracy. IBK, now using 9 neighbors to maximize accuracy, has an accuracy of 61.19%, and the random 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P20"><text:tab/>This inspired us to explore how valuable our attributes actually are. We calculated the information gain ratio for each of the attributes with the results presented in the <text:span text:style-name="T19">following </text:span>tab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1" table:style-name="Table1">
        <table:table-column table:style-name="Table1.A"/>
        <table:table-column table:style-name="Table1.B"/>
        <table:table-row table:style-name="Table1.1">
          <table:table-cell table:style-name="Table1.A1" office:value-type="string">
            <text:p text:style-name="P22">Attribute Name</text:p>
          </table:table-cell>
          <table:table-cell table:style-name="Table1.B1" office:value-type="string">
            <text:p text:style-name="P22">Gain Ratio</text:p>
          </table:table-cell>
        </table:table-row>
        <table:table-row table:style-name="Table1.1">
          <table:table-cell table:style-name="Table1.A2" office:value-type="string">
            <text:p text:style-name="P24">percent_arabic</text:p>
          </table:table-cell>
          <table:table-cell table:style-name="Table1.B2" office:value-type="string">
            <text:p text:style-name="P24">0.8949</text:p>
          </table:table-cell>
        </table:table-row>
        <table:table-row table:style-name="Table1.1">
          <table:table-cell table:style-name="Table1.A2" office:value-type="string">
            <text:p text:style-name="P24">percent_greek</text:p>
          </table:table-cell>
          <table:table-cell table:style-name="Table1.B2" office:value-type="string">
            <text:p text:style-name="P24">0.8817</text:p>
          </table:table-cell>
        </table:table-row>
        <table:table-row table:style-name="Table1.1">
          <table:table-cell table:style-name="Table1.A2" office:value-type="string">
            <text:p text:style-name="P24">percent_diacritics_dot_below</text:p>
          </table:table-cell>
          <table:table-cell table:style-name="Table1.B2" office:value-type="string">
            <text:p text:style-name="P24">0.7735</text:p>
          </table:table-cell>
        </table:table-row>
        <table:table-row table:style-name="Table1.1">
          <table:table-cell table:style-name="Table1.A2" office:value-type="string">
            <text:p text:style-name="P24">percent_cyrillic</text:p>
          </table:table-cell>
          <table:table-cell table:style-name="Table1.B2" office:value-type="string">
            <text:p text:style-name="P24">0.7585</text:p>
          </table:table-cell>
        </table:table-row>
        <table:table-row table:style-name="Table1.1">
          <table:table-cell table:style-name="Table1.A2" office:value-type="string">
            <text:p text:style-name="P24">percent_latin</text:p>
          </table:table-cell>
          <table:table-cell table:style-name="Table1.B2" office:value-type="string">
            <text:p text:style-name="P24">0.7538</text:p>
          </table:table-cell>
        </table:table-row>
        <table:table-row table:style-name="Table1.1">
          <table:table-cell table:style-name="Table1.A2" office:value-type="string">
            <text:p text:style-name="P24">percent_diacritics_horn</text:p>
          </table:table-cell>
          <table:table-cell table:style-name="Table1.B2" office:value-type="string">
            <text:p text:style-name="P24">0.7314</text:p>
          </table:table-cell>
        </table:table-row>
        <table:table-row table:style-name="Table1.1">
          <table:table-cell table:style-name="Table1.A2" office:value-type="string">
            <text:p text:style-name="P24">percent_diacritics_hook_above</text:p>
          </table:table-cell>
          <table:table-cell table:style-name="Table1.B2" office:value-type="string">
            <text:p text:style-name="P24">0.7074</text:p>
          </table:table-cell>
        </table:table-row>
        <table:table-row table:style-name="Table1.1">
          <table:table-cell table:style-name="Table1.A2" office:value-type="string">
            <text:p text:style-name="P24">percent_diacritics_ogonek</text:p>
          </table:table-cell>
          <table:table-cell table:style-name="Table1.B2" office:value-type="string">
            <text:p text:style-name="P24">0.6480</text:p>
          </table:table-cell>
        </table:table-row>
        <table:table-row table:style-name="Table1.1">
          <table:table-cell table:style-name="Table1.A2" office:value-type="string">
            <text:p text:style-name="P24">percent_diacritics_ring_above</text:p>
          </table:table-cell>
          <table:table-cell table:style-name="Table1.B2" office:value-type="string">
            <text:p text:style-name="P24">0.5796</text:p>
          </table:table-cell>
        </table:table-row>
        <table:table-row table:style-name="Table1.1">
          <table:table-cell table:style-name="Table1.A2" office:value-type="string">
            <text:p text:style-name="P24">percent_diacritics_breve</text:p>
          </table:table-cell>
          <table:table-cell table:style-name="Table1.B2" office:value-type="string">
            <text:p text:style-name="P24">0.5574</text:p>
          </table:table-cell>
        </table:table-row>
        <table:table-row table:style-name="Table1.1">
          <table:table-cell table:style-name="Table1.A2" office:value-type="string">
            <text:p text:style-name="P24">percent_diacritics_cedilla</text:p>
          </table:table-cell>
          <table:table-cell table:style-name="Table1.B2" office:value-type="string">
            <text:p text:style-name="P24">0.5487</text:p>
          </table:table-cell>
        </table:table-row>
        <table:table-row table:style-name="Table1.1">
          <table:table-cell table:style-name="Table1.A2" office:value-type="string">
            <text:p text:style-name="P24">percent_diacritics_caron</text:p>
          </table:table-cell>
          <table:table-cell table:style-name="Table1.B2" office:value-type="string">
            <text:p text:style-name="P24">0.5402</text:p>
          </table:table-cell>
        </table:table-row>
        <table:table-row table:style-name="Table1.1">
          <table:table-cell table:style-name="Table1.A2" office:value-type="string">
            <text:p text:style-name="P24">percent_diacritics_circumflex</text:p>
          </table:table-cell>
          <table:table-cell table:style-name="Table1.B2" office:value-type="string">
            <text:p text:style-name="P24">0.5298</text:p>
          </table:table-cell>
        </table:table-row>
        <table:table-row table:style-name="Table1.1">
          <table:table-cell table:style-name="Table1.A2" office:value-type="string">
            <text:p text:style-name="P24">percent_diacritics_grave</text:p>
          </table:table-cell>
          <table:table-cell table:style-name="Table1.B2" office:value-type="string">
            <text:p text:style-name="P24">0.4805</text:p>
          </table:table-cell>
        </table:table-row>
        <table:table-row table:style-name="Table1.1">
          <table:table-cell table:style-name="Table1.A2" office:value-type="string">
            <text:p text:style-name="P24">percent_diacritics_acute</text:p>
          </table:table-cell>
          <table:table-cell table:style-name="Table1.B2" office:value-type="string">
            <text:p text:style-name="P24">0.4437</text:p>
          </table:table-cell>
        </table:table-row>
        <table:table-row table:style-name="Table1.1">
          <table:table-cell table:style-name="Table1.A2" office:value-type="string">
            <text:p text:style-name="P24">percent_diacritics_diaeresis</text:p>
          </table:table-cell>
          <table:table-cell table:style-name="Table1.B2" office:value-type="string">
            <text:p text:style-name="P24">0.4420</text:p>
          </table:table-cell>
        </table:table-row>
        <table:table-row table:style-name="Table1.1">
          <table:table-cell table:style-name="Table1.A2" office:value-type="string">
            <text:p text:style-name="P24">percent_diacritics_tilde</text:p>
          </table:table-cell>
          <table:table-cell table:style-name="Table1.B2" office:value-type="string">
            <text:p text:style-name="P24">0.4336</text:p>
          </table:table-cell>
        </table:table-row>
        <table:table-row table:style-name="Table1.1">
          <table:table-cell table:style-name="Table1.A2" office:value-type="string">
            <text:p text:style-name="P24">consonant_cluster_size</text:p>
          </table:table-cell>
          <table:table-cell table:style-name="Table1.B2" office:value-type="string">
            <text:p text:style-name="P24">0.2833</text:p>
          </table:table-cell>
        </table:table-row>
        <table:table-row table:style-name="Table1.1">
          <table:table-cell table:style-name="Table1.A2" office:value-type="string">
            <text:p text:style-name="P24">avg_diacritics_per_word</text:p>
          </table:table-cell>
          <table:table-cell table:style-name="Table1.B2" office:value-type="string">
            <text:p text:style-name="P24">0.2591</text:p>
          </table:table-cell>
        </table:table-row>
        <table:table-row table:style-name="Table1.1">
          <table:table-cell table:style-name="Table1.A2" office:value-type="string">
            <text:p text:style-name="P24">vowel_cluster_size</text:p>
          </table:table-cell>
          <table:table-cell table:style-name="Table1.B2" office:value-type="string">
            <text:p text:style-name="P24">0.2096</text:p>
          </table:table-cell>
        </table:table-row>
        <table:table-row table:style-name="Table1.1">
          <table:table-cell table:style-name="Table1.A2" office:value-type="string">
            <text:p text:style-name="P24">avg_chars_per_word</text:p>
          </table:table-cell>
          <table:table-cell table:style-name="Table1.B2" office:value-type="string">
            <text:p text:style-name="P24">0.1080</text:p>
          </table:table-cell>
        </table:table-row>
        <table:table-row table:style-name="Table1.1">
          <table:table-cell table:style-name="Table1.A2" office:value-type="string">
            <text:p text:style-name="P24">avg_words_per_sentence</text:p>
          </table:table-cell>
          <table:table-cell table:style-name="Table1.B2" office:value-type="string">
            <text:p text:style-name="P24">0.0748</text:p>
          </table:table-cell>
        </table:table-row>
        <table:table-row table:style-name="Table1.1">
          <table:table-cell table:style-name="Table1.A2" office:value-type="string">
            <text:p text:style-name="P24">percent_diacritics_macron</text:p>
          </table:table-cell>
          <table:table-cell table:style-name="Table1.B2" office:value-type="string">
            <text:p text:style-name="P24">0.0000</text:p>
          </table:table-cell>
        </table:table-row>
      </table:table>
      <text:p text:style-name="P9">Table 1: Info Gain Ratio for Each Attribute</text:p>
      <text:p text:style-name="P9"/>
      <text:p text:style-name="P10"><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10"><text:tab/>Once we had finalized our model and attributes, we needed to fine-tune the parameters for ou<text:span text:style-name="T18">r</text:span>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12"><draw:frame draw:style-name="fr1" draw:name="Frame4" text:anchor-type="char" svg:x="0.0598in" svg:y="0.0402in" svg:width="6.9272in" svg:height="6.7244in" draw:z-index="0"><draw:text-box><text:p text:style-name="P3"><text:span text:style-name="T5"><text:s text:c="2"/></text:span><text:span text:style-name="T6">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3"><text:span text:style-name="T5"><text:s/></text:span><text:span text:style-name="T4">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text:span><text:span text:style-name="T6">a = GREEK</text:span></text:p><text:p text:style-name="P3"><text:span text:style-name="T5"><text:s text:c="3"/></text:span><text:span text:style-name="T4">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text:span><text:span text:style-name="T6">b = DUTCH</text:span></text:p><text:p text:style-name="P3"><text:span text:style-name="T5"><text:s text:c="3"/></text:span><text:span text:style-name="T4">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text:span><text:span text:style-name="T6">c = BOSNIAN</text:span></text:p><text:p text:style-name="P3"><text:span text:style-name="T5"><text:s text:c="3"/></text:span><text:span text:style-name="T4">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text:span><text:span text:style-name="T6">d = UKRAINIAN</text:span></text:p><text:p text:style-name="P3"><text:span text:style-name="T5"><text:s text:c="3"/></text:span><text:span text:style-name="T4">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text:span><text:span text:style-name="T6">e = VIETNAMESE</text:span></text:p><text:p text:style-name="P3"><text:span text:style-name="T5"><text:s text:c="3"/></text:span><text:span text:style-name="T4">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text:span><text:span text:style-name="T6">f = NORWEGIAN</text:span></text:p><text:p text:style-name="P3"><text:span text:style-name="T5"><text:s text:c="3"/></text:span><text:span text:style-name="T4">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text:span><text:span text:style-name="T6">g = CZECH</text:span></text:p><text:p text:style-name="P3"><text:span text:style-name="T5"><text:s text:c="3"/></text:span><text:span text:style-name="T4">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text:span><text:span text:style-name="T6">h = AFRIKAANS</text:span></text:p><text:p text:style-name="P3"><text:span text:style-name="T5"><text:s text:c="3"/></text:span><text:span text:style-name="T4">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text:span><text:span text:style-name="T6">i = RUSSIAN</text:span></text:p><text:p text:style-name="P3"><text:span text:style-name="T5"><text:s text:c="3"/></text:span><text:span text:style-name="T4">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text:span><text:span text:style-name="T6">j = WELSH</text:span></text:p><text:p text:style-name="P3"><text:span text:style-name="T5"><text:s text:c="3"/></text:span><text:span text:style-name="T4">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text:span><text:span text:style-name="T6">k = GAELIC</text:span></text:p><text:p text:style-name="P3"><text:span text:style-name="T5"><text:s text:c="3"/></text:span><text:span text:style-name="T4">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text:span><text:span text:style-name="T6">l = ESPERANTO</text:span></text:p><text:p text:style-name="P3"><text:span text:style-name="T5"><text:s text:c="3"/></text:span><text:span text:style-name="T4">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text:span><text:span text:style-name="T6">m = ARABIC</text:span></text:p><text:p text:style-name="P3"><text:span text:style-name="T5"><text:s text:c="3"/></text:span><text:span text:style-name="T4">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text:span><text:span text:style-name="T6">n = FRENCH</text:span></text:p><text:p text:style-name="P3"><text:span text:style-name="T5"><text:s text:c="3"/></text:span><text:span text:style-name="T4">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text:span><text:span text:style-name="T6">o = SWAHILI</text:span></text:p><text:p text:style-name="P3"><text:span text:style-name="T5"><text:s text:c="3"/></text:span><text:span text:style-name="T4">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text:span><text:span text:style-name="T6">p = TAGALOG</text:span></text:p><text:p text:style-name="P3"><text:span text:style-name="T5"><text:s text:c="3"/></text:span><text:span text:style-name="T4">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text:span><text:span text:style-name="T6">q = PORTUGUESE</text:span></text:p><text:p text:style-name="P3"><text:span text:style-name="T5"><text:s text:c="3"/></text:span><text:span text:style-name="T4">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text:span><text:span text:style-name="T6">r = FINNISH</text:span></text:p><text:p text:style-name="P3"><text:span text:style-name="T5"><text:s text:c="3"/></text:span><text:span text:style-name="T4">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text:span><text:span text:style-name="T6">s = ITALIAN</text:span></text:p><text:p text:style-name="P3"><text:span text:style-name="T5"><text:s text:c="3"/></text:span><text:span text:style-name="T4">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ext:span><text:span text:style-name="T6">t = SPANISH</text:span></text:p><text:p text:style-name="P3"><text:span text:style-name="T5"><text:s text:c="3"/></text:span><text:span text:style-name="T4">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text:span><text:span text:style-name="T6"><text:s/>u = POLISH</text:span></text:p><text:p text:style-name="P3"><text:span text:style-name="T5"><text:s text:c="3"/></text:span><text:span text:style-name="T4">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text:span><text:span text:style-name="T6">v = DANISH</text:span></text:p><text:p text:style-name="P3"><text:span text:style-name="T5"><text:s text:c="3"/></text:span><text:span text:style-name="T4">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text:span><text:span text:style-name="T6">w = GERMAN</text:span></text:p><text:p text:style-name="P3"><text:span text:style-name="T5"><text:s text:c="3"/></text:span><text:span text:style-name="T4">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text:span><text:span text:style-name="T6">x = KURDISH</text:span></text:p><text:p text:style-name="P3"><text:span text:style-name="T5"><text:s text:c="3"/></text:span><text:span text:style-name="T4">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text:span><text:span text:style-name="T6">y = SERBIAN</text:span></text:p><text:p text:style-name="P3"><text:span text:style-name="T5"><text:s text:c="3"/></text:span><text:span text:style-name="T4">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text:span><text:span text:style-name="T6">z = SWEDISH</text:span></text:p><text:p text:style-name="P3"><text:span text:style-name="T5"><text:s text:c="3"/></text:span><text:span text:style-name="T4">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text:span><text:span text:style-name="T6">aa = ENGLISH</text:span></text:p><text:p text:style-name="P4">Table 2: Confusion Matrix</text:p><text:p text:style-name="P4"/><table:table table:name="Table2" table:style-name="Table2"><table:table-column table:style-name="Table2.A"/><table:table-column table:style-name="Table2.B" table:number-columns-repeated="2"/><table:table-column table:style-name="Table2.D"/><table:table-row table:style-name="Table2.1"><table:table-cell table:style-name="Table2.A1" office:value-type="string"><text:p text:style-name="P21">Language</text:p></table:table-cell><table:table-cell table:style-name="Table2.A1" office:value-type="string"><text:p text:style-name="P21">Classification Accuracy</text:p></table:table-cell><table:table-cell table:style-name="Table2.C1" office:value-type="string"><text:p text:style-name="P21">Language</text:p></table:table-cell><table:table-cell table:style-name="Table2.D1" office:value-type="string"><text:p text:style-name="P21">Classification Accuracy</text:p></table:table-cell></table:table-row><table:table-row table:style-name="Table2.1"><table:table-cell table:style-name="Table2.A2" office:value-type="string"><text:p text:style-name="P23">Afrikaans</text:p></table:table-cell><table:table-cell table:style-name="Table2.A2" office:value-type="string"><text:p text:style-name="P23">0.476</text:p></table:table-cell><table:table-cell table:style-name="Table2.C2" office:value-type="string"><text:p text:style-name="P23">Kurdish</text:p></table:table-cell><table:table-cell table:style-name="Table2.D2" office:value-type="string"><text:p text:style-name="P23">0.784</text:p></table:table-cell></table:table-row><table:table-row table:style-name="Table2.1"><table:table-cell table:style-name="Table2.A2" office:value-type="string"><text:p text:style-name="P23">Arabic</text:p></table:table-cell><table:table-cell table:style-name="Table2.A2" office:value-type="string"><text:p text:style-name="P23">0.916</text:p></table:table-cell><table:table-cell table:style-name="Table2.C2" office:value-type="string"><text:p text:style-name="P23">Norwegian</text:p></table:table-cell><table:table-cell table:style-name="Table2.D2" office:value-type="string"><text:p text:style-name="P23">0.538</text:p></table:table-cell></table:table-row><table:table-row table:style-name="Table2.1"><table:table-cell table:style-name="Table2.A2" office:value-type="string"><text:p text:style-name="P23">Bosnian</text:p></table:table-cell><table:table-cell table:style-name="Table2.A2" office:value-type="string"><text:p text:style-name="P23">0.799</text:p></table:table-cell><table:table-cell table:style-name="Table2.C2" office:value-type="string"><text:p text:style-name="P23">Polish</text:p></table:table-cell><table:table-cell table:style-name="Table2.D2" office:value-type="string"><text:p text:style-name="P23">0.633</text:p></table:table-cell></table:table-row><table:table-row table:style-name="Table2.1"><table:table-cell table:style-name="Table2.A2" office:value-type="string"><text:p text:style-name="P23">Czech</text:p></table:table-cell><table:table-cell table:style-name="Table2.A2" office:value-type="string"><text:p text:style-name="P23">0.749</text:p></table:table-cell><table:table-cell table:style-name="Table2.C2" office:value-type="string"><text:p text:style-name="P23">Portuguese</text:p></table:table-cell><table:table-cell table:style-name="Table2.D2" office:value-type="string"><text:p text:style-name="P23">0.725</text:p></table:table-cell></table:table-row><table:table-row table:style-name="Table2.1"><table:table-cell table:style-name="Table2.A2" office:value-type="string"><text:p text:style-name="P23">Danish</text:p></table:table-cell><table:table-cell table:style-name="Table2.A2" office:value-type="string"><text:p text:style-name="P23">0.234</text:p></table:table-cell><table:table-cell table:style-name="Table2.C2" office:value-type="string"><text:p text:style-name="P23">Russian</text:p></table:table-cell><table:table-cell table:style-name="Table2.D2" office:value-type="string"><text:p text:style-name="P23">0.778</text:p></table:table-cell></table:table-row><table:table-row table:style-name="Table2.1"><table:table-cell table:style-name="Table2.A2" office:value-type="string"><text:p text:style-name="P23">Dutch</text:p></table:table-cell><table:table-cell table:style-name="Table2.A2" office:value-type="string"><text:p text:style-name="P23">0.157</text:p></table:table-cell><table:table-cell table:style-name="Table2.C2" office:value-type="string"><text:p text:style-name="P23">Serbian</text:p></table:table-cell><table:table-cell table:style-name="Table2.D2" office:value-type="string"><text:p text:style-name="P23">0.500</text:p></table:table-cell></table:table-row><table:table-row table:style-name="Table2.1"><table:table-cell table:style-name="Table2.A2" office:value-type="string"><text:p text:style-name="P23">English</text:p></table:table-cell><table:table-cell table:style-name="Table2.A2" office:value-type="string"><text:p text:style-name="P23">0.534</text:p></table:table-cell><table:table-cell table:style-name="Table2.C2" office:value-type="string"><text:p text:style-name="P23">Spanish</text:p></table:table-cell><table:table-cell table:style-name="Table2.D2" office:value-type="string"><text:p text:style-name="P23">0.496</text:p></table:table-cell></table:table-row><table:table-row table:style-name="Table2.1"><table:table-cell table:style-name="Table2.A2" office:value-type="string"><text:p text:style-name="P23">Esperanto</text:p></table:table-cell><table:table-cell table:style-name="Table2.A2" office:value-type="string"><text:p text:style-name="P23">0.688</text:p></table:table-cell><table:table-cell table:style-name="Table2.C2" office:value-type="string"><text:p text:style-name="P23">Swahili</text:p></table:table-cell><table:table-cell table:style-name="Table2.D2" office:value-type="string"><text:p text:style-name="P23">0.337</text:p></table:table-cell></table:table-row><table:table-row table:style-name="Table2.1"><table:table-cell table:style-name="Table2.A2" office:value-type="string"><text:p text:style-name="P23">Finnish</text:p></table:table-cell><table:table-cell table:style-name="Table2.A2" office:value-type="string"><text:p text:style-name="P23">0.721</text:p></table:table-cell><table:table-cell table:style-name="Table2.C2" office:value-type="string"><text:p text:style-name="P23">Swedish</text:p></table:table-cell><table:table-cell table:style-name="Table2.D2" office:value-type="string"><text:p text:style-name="P23">0.723</text:p></table:table-cell></table:table-row><table:table-row table:style-name="Table2.1"><table:table-cell table:style-name="Table2.A2" office:value-type="string"><text:p text:style-name="P23">French</text:p></table:table-cell><table:table-cell table:style-name="Table2.A2" office:value-type="string"><text:p text:style-name="P23">0.671</text:p></table:table-cell><table:table-cell table:style-name="Table2.C2" office:value-type="string"><text:p text:style-name="P23">Tagalog</text:p></table:table-cell><table:table-cell table:style-name="Table2.D2" office:value-type="string"><text:p text:style-name="P23">0.143</text:p></table:table-cell></table:table-row><table:table-row table:style-name="Table2.1"><table:table-cell table:style-name="Table2.A2" office:value-type="string"><text:p text:style-name="P23">Gaelic</text:p></table:table-cell><table:table-cell table:style-name="Table2.A2" office:value-type="string"><text:p text:style-name="P23">0.455</text:p></table:table-cell><table:table-cell table:style-name="Table2.C2" office:value-type="string"><text:p text:style-name="P23">Ukrainian</text:p></table:table-cell><table:table-cell table:style-name="Table2.D2" office:value-type="string"><text:p text:style-name="P23">0.804</text:p></table:table-cell></table:table-row><table:table-row table:style-name="Table2.1"><table:table-cell table:style-name="Table2.A2" office:value-type="string"><text:p text:style-name="P23">German</text:p></table:table-cell><table:table-cell table:style-name="Table2.A2" office:value-type="string"><text:p text:style-name="P23">0.618</text:p></table:table-cell><table:table-cell table:style-name="Table2.C2" office:value-type="string"><text:p text:style-name="P23">Vietnamese</text:p></table:table-cell><table:table-cell table:style-name="Table2.D2" office:value-type="string"><text:p text:style-name="P23">0.933</text:p></table:table-cell></table:table-row><table:table-row table:style-name="Table2.1"><table:table-cell table:style-name="Table2.A2" office:value-type="string"><text:p text:style-name="P23">Greek</text:p></table:table-cell><table:table-cell table:style-name="Table2.A2" office:value-type="string"><text:p text:style-name="P23">0.924</text:p></table:table-cell><table:table-cell table:style-name="Table2.C2" office:value-type="string"><text:p text:style-name="P23">Welsh</text:p></table:table-cell><table:table-cell table:style-name="Table2.D2" office:value-type="string"><text:p text:style-name="P23">0.196</text:p></table:table-cell></table:table-row><table:table-row table:style-name="Table2.1"><table:table-cell table:style-name="Table2.A2" office:value-type="string"><text:p text:style-name="P23">Italian</text:p></table:table-cell><table:table-cell table:style-name="Table2.A2" office:value-type="string"><text:p text:style-name="P23">0.551</text:p></table:table-cell><table:table-cell table:style-name="Table2.C2" office:value-type="string"><text:p text:style-name="P23">Average (not weighted)</text:p></table:table-cell><table:table-cell table:style-name="Table2.D2" office:value-type="string"><text:p text:style-name="P23">0.611</text:p></table:table-cell></table:table-row></table:table><text:p text:style-name="P4">Table 3: Classification Accuracy by Language</text:p><text:p text:style-name="P4"/></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6">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6">3.1<text:tab/>Average Accuracy</text:p>
      <text:p text:style-name="P8">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7">3.2<text:tab/>Misclassified Languages</text:p>
      <text:p text:style-name="P8">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8"><text:tab/>Dutch was frequently misclassified as Afrikaans and German. This is a reasonable mistake to make, as Dutch is closely related to German and Afrikaans is derived from <text:soft-page-break/>Dutch. <text:s/>Therefore, it is not hard to imagine why it was frequently confused with the other two.</text:p>
      <text:p text:style-name="Text"><text:tab/>Spanish and Gaelic were often misclassified as one another. This is an unexpected result, as Gaelic and Spanish are not <text:span text:style-name="T20">closely</text:span> related languages. However, from the perspective of the attributes that we extracted from the text, they are surprisingly similar. They both have similar vowel and consonant distribution, and both use the same two diacritical marks, the acute accent and the tilde, with <text:span text:style-name="T20">similar</text:span>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6">3.3<text:tab/>Correctly Classified Languages</text:p>
      <text:p text:style-name="P8">There were also a handful of languages that were accurately classified at a rate that was much higher than average (greater than 0.8). Those languages are Arabic, Greek, Ukrainian, and Vietnamese.</text:p>
      <text:p text:style-name="Text"><text:span text:style-name="T3"><text:tab/>Arabic, </text:span><text:span text:style-name="T7">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7"><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8">misclassifications</text:span><text:span text:style-name="T7"> of Czech.</text:span></text:p>
      <text:p text:style-name="Heading_3a__20_Subsection">4<text:tab/>Discussion</text:p>
      <text:p text:style-name="P11">The results obtained are unsurprising, for the most part. Most of the languages that were frequently misclassified have at least one other language in the set of possible outputs that is very similar, making it very difficult for the machine learning models to correctly separate them. In order to accurately classify these instances, the addition of new features may be necessary. We hypothesize that the addition of some features based on letter frequency may help to distinguish between these languages.</text:p>
      <text:p text:style-name="P11"><text:tab/>One problem with using letter frequency as a feature, however, is that it requires determining before execution which letters should be used. We<text:span text:style-name="T20"> considered adding one new feature for each letter, but that would add several dozen new features, most of which would probably not be useful. The best results would be had if we determined beforehand which letters were the most important.</text:span> This results in a problem in that should we decide to add any new languages to the dataset, we must then determine if we should modify the set of letters whose frequencies we detect to accommodate this new language. This problem is already present in our current feature set, since we manually define which characters are considered vowels. Any language that does not use the alphabets that we have detected thus far would have a vowel cluster size of 0 and a consonant cluster size equal to the average word length of that language. <text:span text:style-name="T14">This same problem occurs with all of the diacritic-based features. In order to make the model more extensible, it would be desirable to find features which do not require the manual specification of specific characters to detect, or to determine some method of programmatically selecting which characters should be detected, so that the addition of new languages into the corpus does not result in the need to entirely redesign the model used to learn them.</text:span></text:p>
      <text:p text:style-name="P11"><text:tab/><text:span text:style-name="T15">An additional possibility for further experimentation would be to fix the errors already mentioned in the detection of vowel and consonant cluster sizes. It is possible that these features could give much more meaningful data than they currently do if extracted correctly, which would in turn result in higher accuracy. </text:span></text:p>
      <text:p text:style-name="P11"><text:tab/><text:span text:style-name="T16">In the same vein is the possibility of fixing the detection of diacritical markings in the Arabic alphabet. This could help to detect the difference between Arabic and Kurdish. However, these languages tended to be classified relatively accurately even without the diacritical features, so this experimentation would not be as important as other possibilities unless more languages that used the Arabic alphabet were introduced into the list of possible languages to consider.</text:span></text:p>
      <text:p text:style-name="P5">5<text:tab/>Conclu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style: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style: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style: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style: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style: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style: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style: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style: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style: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style: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style: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style: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P2" style:family="paragraph" style:parent-style-name="Affiliation_20_and_20_Address">
      <style:text-properties officeooo:rsid="00127fb0" officeooo:paragraph-rsid="003198ba"/>
    </style:style>
    <style:style style:name="MT1" style:family="text">
      <style:text-properties officeooo:rsid="00127fb0"/>
    </style:style>
    <style:style style:name="MT2" style:family="text">
      <style:text-properties officeooo:rsid="003198ba"/>
    </style:style>
    <style:style style:name="MT3" style:family="text">
      <style:text-properties officeooo:rsid="0013bf46"/>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2" fo:column-gap="0.25in">
          <style:column style:rel-width="32767*" fo:start-indent="0in" fo:end-indent="0.1252in"/>
          <style:column style:rel-width="32768*" fo:start-indent="0.1252in" fo:end-indent="0in"/>
        </style:columns>
        <style:footnote-sep style:width="0.0035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2"><text:span text:style-name="MT2">b.v.campbell3@gmail.com</text:span>, <text:span text:style-name="MT2">jamessraynor@gmail.com</text:span>,</text:p>
        <text:p text:style-name="MP2"><text:span text:style-name="MT3">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9T01:07:16.155195535</dc:date>
    <meta:print-date>2004-07-01T13:51:00</meta:print-date>
    <meta:editing-cycles>39</meta:editing-cycles>
    <meta:editing-duration>PT2H31M53S</meta:editing-duration>
    <meta:generator>LibreOffice/4.2.7.2$Linux_X86_64 LibreOffice_project/420m0$Build-2</meta:generator>
    <dc:creator>Colin Thompon</dc:creator>
    <meta:document-statistic meta:table-count="2" meta:image-count="0" meta:object-count="0" meta:page-count="5" meta:paragraph-count="193" meta:word-count="4134" meta:character-count="24184" meta:non-whitespace-character-count="18693"/>
  </office:meta>
</office:document-meta>
</file>